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ee1c" officeooo:paragraph-rsid="001cee1c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cee1c" officeooo:paragraph-rsid="001cee1c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cee1c" officeooo:paragraph-rsid="001e235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cee1c" officeooo:paragraph-rsid="001e47cc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e47cc" officeooo:paragraph-rsid="001e47cc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>
        <style:tab-stops/>
      </style:paragraph-properties>
      <style:text-properties officeooo:rsid="001e47cc" officeooo:paragraph-rsid="001e47cc"/>
    </style:style>
    <style:style style:name="P7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officeooo:rsid="001e47cc" officeooo:paragraph-rsid="001e47cc"/>
    </style:style>
    <style:style style:name="P8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officeooo:rsid="001e47cc" officeooo:paragraph-rsid="001e47cc"/>
    </style:style>
    <style:style style:name="P9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0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1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2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3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4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5" style:family="paragraph" style:parent-style-name="Standard" style:master-page-name="">
      <style:paragraph-properties fo:margin-left="1cm" fo:margin-right="0cm" fo:text-indent="0cm" style:auto-text-indent="false" style:page-number="auto">
        <style:tab-stops/>
      </style:paragraph-properties>
      <style:text-properties fo:font-size="14pt" officeooo:rsid="001e47cc" officeooo:paragraph-rsid="001e47cc" style:font-size-asian="14pt" style:font-size-complex="14pt"/>
    </style:style>
    <style:style style:name="P16" style:family="paragraph" style:parent-style-name="Standard" style:master-page-name="">
      <style:paragraph-properties fo:margin-left="2.2cm" fo:margin-right="0cm" fo:text-indent="0cm" style:auto-text-indent="false" style:page-number="auto">
        <style:tab-stops/>
      </style:paragraph-properties>
      <style:text-properties officeooo:rsid="001e47cc" officeooo:paragraph-rsid="001e47cc"/>
    </style:style>
    <style:style style:name="P17" style:family="paragraph" style:parent-style-name="Standard">
      <style:paragraph-properties fo:margin-left="2.2cm" fo:margin-right="0cm" fo:text-indent="0cm" style:auto-text-indent="false">
        <style:tab-stops/>
      </style:paragraph-properties>
      <style:text-properties officeooo:rsid="001e47cc" officeooo:paragraph-rsid="001e47cc"/>
    </style:style>
    <style:style style:name="P18" style:family="paragraph" style:parent-style-name="Standard" style:master-page-name="">
      <style:paragraph-properties fo:margin-left="2cm" fo:margin-right="0cm" fo:text-indent="0cm" style:auto-text-indent="false" style:page-number="auto">
        <style:tab-stops/>
      </style:paragraph-properties>
      <style:text-properties officeooo:rsid="001e47cc" officeooo:paragraph-rsid="001e47cc"/>
    </style:style>
    <style:style style:name="P19" style:family="paragraph" style:parent-style-name="Standard" style:master-page-name="">
      <style:paragraph-properties fo:margin-left="2cm" fo:margin-right="0cm" fo:text-indent="-2cm" style:auto-text-indent="false" style:page-number="auto">
        <style:tab-stops/>
      </style:paragraph-properties>
      <style:text-properties officeooo:rsid="001e47cc" officeooo:paragraph-rsid="001e47cc"/>
    </style:style>
    <style:style style:name="T1" style:family="text">
      <style:text-properties officeooo:rsid="001e2352"/>
    </style:style>
    <style:style style:name="T2" style:family="text">
      <style:text-properties officeooo:rsid="001e47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47cc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tion POP3Proxy</text:p>
      <text:p text:style-name="P1">Louisa Spahl, Torben Haug</text:p>
      <text:p text:style-name="P3"/>
      <text:p text:style-name="P3"/>
      <text:p text:style-name="P4"><text:span text:style-name="T1"><text:line-break/><text:tab/></text:span><text:line-break/><text:span text:style-name="T4">Datenstruktur</text:span><text:span text:style-name="T2">:</text:span></text:p>
      <text:p text:style-name="P7">Alle Daten befinden sich im Verzeichniss doc, im Ausführungsverzeichniss des POP3Proxies</text:p>
      <text:p text:style-name="P8"><text:span text:style-name="T3">doc.json</text:span>:</text:p>
      <text:p text:style-name="P16">Die Doc.json ist die Hauptkonfiguratioonsdate des Servers,</text:p>
      <text:p text:style-name="P17">sie enthält 3 Arrays:</text:p>
      <text:p text:style-name="P17"><text:span text:style-name="T3">data</text:span>:</text:p>
      <text:p text:style-name="P17"><text:tab/>enthalt n Blöcke, mit einem Komma getrennt, aus:</text:p>
      <text:p text:style-name="P17"><text:tab/>{</text:p>
      <text:p text:style-name="P17"><text:tab/><text:tab/>"user" : "&lt;username&gt;",</text:p>
      <text:p text:style-name="P17"><text:tab/><text:tab/>"pass" : "&lt;password&gt;",</text:p>
      <text:p text:style-name="P17"><text:tab/><text:tab/>"server" : "&lt;serveradress&gt;",</text:p>
      <text:p text:style-name="P17"><text:tab/><text:tab/>"port" : &lt;port&gt;,</text:p>
      <text:p text:style-name="P17"><text:tab/><text:tab/>"timeInterval" : &lt;timeinterval&gt;</text:p>
      <text:p text:style-name="P17"><text:tab/>}</text:p>
      <text:p text:style-name="P17"><text:span text:style-name="T3">configServer</text:span>:</text:p>
      <text:p text:style-name="P17"><text:tab/>enthält genau einen Block:</text:p>
      <text:p text:style-name="P17"><text:tab/>{</text:p>
      <text:p text:style-name="P17"><text:tab/><text:tab/>"serverPort" : &lt;port&gt;,</text:p>
      <text:p text:style-name="P17"><text:tab/><text:tab/>"maxServerConnection" : &lt;anzahlConnections&gt;,</text:p>
      <text:p text:style-name="P17"><text:tab/><text:tab/>"serverTimeout" : &lt;timeoutInSec&gt;,</text:p>
      <text:p text:style-name="P17"><text:tab/><text:tab/>"maxSignsPerLineServer" : &lt;maxSignsPerLine&gt;,</text:p>
      <text:p text:style-name="P17"><text:tab/>}</text:p>
      <text:p text:style-name="P17"><text:span text:style-name="T3">configClient</text:span>:</text:p>
      <text:p text:style-name="P17"><text:tab/>enthält genau eine Block:</text:p>
      <text:p text:style-name="P17"><text:tab/>{</text:p>
      <text:p text:style-name="P17"><text:tab/><text:tab/>"maxClientConnections" : &lt;maxOutConnectons&gt;,</text:p>
      <text:p text:style-name="P17"><text:tab/><text:tab/>"clientTimeout" : &lt;timeoutInSec&gt;,</text:p>
      <text:p text:style-name="P17"><text:tab/><text:tab/>"maxSignsPerLineClient" : &lt;maxSignsPerLine&gt;,</text:p>
      <text:p text:style-name="P17"><text:tab/><text:tab/>"maxMailSize" : &lt;maxMailSizeInMB&gt;,</text:p>
      <text:p text:style-name="P17"><text:tab/>}</text:p>
      <text:p text:style-name="P7"><text:span text:style-name="T3">maildrop folder</text:span>:</text:p>
      <text:p text:style-name="P18">Das maildrop folder enthält für jeden konfigurierten Account einen Unterordner, dessen Name dem Accountnamen gleicht (Wird automatisch erzeugt). <text:s/>In dem Userfolder liegen, als Textfiles gespeichert die Mails des Nutzers. Der Name der Textdatei ist eine Serverweit eindeutige ID. </text:p>
      <text:p text:style-name="P19"><text:span text:style-name="T3">Aufrufparameter</text:span>: </text:p>
      <text:p text:style-name="P7">Es gibt keine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">Konfigurierte Accounts</text:span>: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<text:span text:style-name="T5"> <text:tab/><text:tab/><text:tab/><text:tab/><text:tab/><text:tab/><text:tab/><text:tab/></text:span>,<text:tab/></text:p>
      <text:p text:style-name="P9"><text:tab/>"port" : <text:span text:style-name="T5">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 <text:span text:style-name="T5"><text:tab/><text:tab/><text:tab/><text:tab/><text:tab/><text:tab/><text:tab/><text:tab/></text:span>,</text:p>
      <text:p text:style-name="P9"><text:tab/>"port" : <text:span text:style-name="T5">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 <text:span text:style-name="T5"><text:tab/><text:tab/><text:tab/><text:tab/><text:tab/><text:tab/><text:tab/><text:tab/></text:span>,</text:p>
      <text:p text:style-name="P9"><text:tab/>"port" : <text:span text:style-name="T5">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 <text:span text:style-name="T5"><text:tab/><text:tab/><text:tab/><text:tab/><text:tab/><text:tab/><text:tab/><text:tab/></text:span>,</text:p>
      <text:p text:style-name="P9"><text:tab/>"port" : <text:span text:style-name="T5">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 <text:span text:style-name="T5"><text:tab/><text:tab/><text:tab/><text:tab/><text:tab/><text:tab/><text:tab/><text:tab/></text:span>,</text:p>
      <text:p text:style-name="P9"><text:tab/>"port" : <text:span text:style-name="T5">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  <text:p text:style-name="P10">{</text:p>
      <text:p text:style-name="P9"><text:tab/>"user" : <text:span text:style-name="T5"><text:tab/><text:tab/><text:tab/><text:tab/><text:tab/><text:tab/><text:tab/><text:tab/></text:span>,</text:p>
      <text:p text:style-name="P9"><text:tab/>"pass" : <text:span text:style-name="T5"><text:tab/><text:tab/><text:tab/><text:tab/><text:tab/><text:tab/><text:tab/><text:tab/></text:span>,</text:p>
      <text:p text:style-name="P9"><text:tab/>"server" : <text:span text:style-name="T5"><text:tab/><text:tab/><text:tab/><text:tab/><text:tab/><text:tab/><text:tab/><text:tab/></text:span>,</text:p>
      <text:p text:style-name="P9"><text:tab/>"port" :<text:span text:style-name="T5"> <text:tab/><text:tab/><text:tab/><text:tab/><text:tab/><text:tab/><text:tab/><text:tab/></text:span>,</text:p>
      <text:p text:style-name="P9"><text:tab/>"timeInterval" : <text:span text:style-name="T5"><text:tab/><text:tab/><text:tab/><text:tab/><text:tab/><text:tab/><text:tab/></text:span></text:p>
      <text:p text:style-name="P9">}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Haug</meta:initial-creator>
    <meta:creation-date>2015-05-02T20:18:09.958168763</meta:creation-date>
    <dc:date>2015-05-02T21:11:20.482438140</dc:date>
    <dc:creator>Torben Haug</dc:creator>
    <meta:editing-duration>PT22M3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79" meta:word-count="242" meta:character-count="1881" meta:non-whitespace-character-count="1346"/>
  </office:meta>
</office:document-meta>
</file>